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center" draw:textarea-vertical-align="middle" draw:shadow="visible" draw:shadow-offset-x="0.101cm" draw:shadow-offset-y="-0.1cm" draw:shadow-color="#808080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marker-end="Extrems_20_de_20_fletxa_20_1" draw:textarea-horizontal-align="center" draw:textarea-vertical-align="middle" style:run-through="foreground"/>
    </style:style>
    <style:style style:name="gr5" style:family="graphic">
      <style:graphic-properties draw:stroke="dash" draw:stroke-dash="Ultrafine_20_Dashed" draw:marker-end="Extrems_20_de_20_fletxa_20_1" draw:textarea-horizontal-align="center" draw:textarea-vertical-align="middle" style:run-through="foreground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g text:anchor-type="paragraph" draw:z-index="0" draw:style-name="gr1"><draw:rect draw:style-name="gr2" draw:text-style-name="P1" svg:width="3.043cm" svg:height="1.223cm" svg:x="12.005cm" svg:y="1.988cm"><text:p text:style-name="P1"><text:span text:style-name="T1">Dipòsits</text:span></text:p><text:p text:style-name="P1"><text:span text:style-name="T1">centrals</text:span></text:p></draw:rect><draw:rect draw:style-name="gr2" draw:text-style-name="P1" svg:width="3.043cm" svg:height="1.223cm" svg:x="1.256cm" svg:y="1.988cm"><text:p text:style-name="P1"><text:span text:style-name="T1">Proveïdors</text:span></text:p></draw:rect><draw:rect draw:style-name="gr2" draw:text-style-name="P1" svg:width="3.043cm" svg:height="1.223cm" svg:x="7.012cm" svg:y="-0.263cm"><text:p text:style-name="P1"><text:span text:style-name="T1">Fàbrica</text:span></text:p></draw:rect><draw:rect draw:style-name="gr2" draw:text-style-name="P1" svg:width="3.043cm" svg:height="1.223cm" svg:x="9.92cm" svg:y="4.533cm"><text:p text:style-name="P1"><text:span text:style-name="T1">Dipòsits</text:span></text:p><text:p text:style-name="P1"><text:span text:style-name="T1">Regionals</text:span></text:p></draw:rect><draw:rect draw:style-name="gr2" draw:text-style-name="P1" svg:width="3.043cm" svg:height="1.223cm" svg:x="3.505cm" svg:y="4.533cm"><text:p text:style-name="P1"><text:span text:style-name="T1">Clients</text:span></text:p></draw:rect><draw:rect draw:style-name="gr2" draw:text-style-name="P1" svg:width="5.723cm" svg:height="1.223cm" svg:x="5.29cm" svg:y="6.872cm"><text:p text:style-name="P1"><text:span text:style-name="T1">Centres consolidats</text:span></text:p></draw:rect><draw:line draw:style-name="gr3" draw:text-style-name="P2" svg:x1="10.054cm" svg:y1="0.197cm" svg:x2="13.294cm" svg:y2="0.197cm"><text:p/></draw:line><draw:line draw:style-name="gr4" draw:text-style-name="P2" svg:x1="13.295cm" svg:y1="0.197cm" svg:x2="13.295cm" svg:y2="1.987cm"><text:p/></draw:line><draw:line draw:style-name="gr3" draw:text-style-name="P2" svg:x1="2.545cm" svg:y1="1.988cm" svg:x2="2.545cm" svg:y2="0.231cm"><text:p/></draw:line><draw:line draw:style-name="gr4" draw:text-style-name="P2" svg:x1="2.545cm" svg:y1="0.231cm" svg:x2="7.011cm" svg:y2="0.231cm"><text:p/></draw:line><draw:line draw:style-name="gr5" draw:text-style-name="P2" svg:x1="8.2cm" svg:y1="0.959cm" svg:x2="4.794cm" svg:y2="4.365cm"><text:p/></draw:line><draw:line draw:style-name="gr4" draw:text-style-name="P2" svg:x1="8.631cm" svg:y1="0.959cm" svg:x2="12.004cm" svg:y2="4.332cm"><text:p/></draw:line><draw:line draw:style-name="gr5" draw:text-style-name="P2" svg:x1="12.004cm" svg:y1="2.513cm" svg:x2="6.019cm" svg:y2="4.365cm"><text:p/></draw:line><draw:line draw:style-name="gr5" draw:text-style-name="P2" svg:x1="9.921cm" svg:y1="5.126cm" svg:x2="6.548cm" svg:y2="5.126cm"><text:p/></draw:line><draw:line draw:style-name="gr3" draw:text-style-name="P2" svg:x1="13.824cm" svg:y1="3.21cm" svg:x2="13.824cm" svg:y2="7.375cm"><text:p/></draw:line><draw:line draw:style-name="gr4" draw:text-style-name="P2" svg:x1="13.824cm" svg:y1="7.375cm" svg:x2="11.012cm" svg:y2="7.375cm"><text:p/></draw:line><draw:line draw:style-name="gr6" draw:text-style-name="P2" svg:x1="5.29cm" svg:y1="7.473cm" svg:x2="4.727cm" svg:y2="7.473cm"><text:p/></draw:line><draw:line draw:style-name="gr5" draw:text-style-name="P2" svg:x1="4.727cm" svg:y1="7.473cm" svg:x2="4.727cm" svg:y2="5.755cm"><text:p/></draw:line><draw:line draw:style-name="gr4" draw:text-style-name="P2" svg:x1="8.432cm" svg:y1="0.959cm" svg:x2="8.432cm" svg:y2="6.87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Extrems_20_de_20_fletxa_20_1" draw:display-name="Extrems de fletxa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21:21:15.92</meta:creation-date>
    <dc:date>2009-07-26T22:04:16.90</dc:date>
    <meta:editing-duration>PT00H10M01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0" meta:word-count="0" meta:character-count="0"/>
    <meta:user-defined meta:name="Informació 1"/>
    <meta:user-defined meta:name="Informació 2"/>
    <meta:user-defined meta:name="Informació 3"/>
    <meta:user-defined meta:name="Informació 4"/>
  </office:meta>
</office:document-meta>
</file>